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4D4000005E129602BED0E42ADA8.png" manifest:media-type="image/png"/>
  <manifest:file-entry manifest:full-path="Pictures/100000000000033D00000521D4C666ADB42F009B.jpg" manifest:media-type="image/jpeg"/>
  <manifest:file-entry manifest:full-path="Pictures/100000000000064800000649209F38DA1DD73902.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2346in"/>
    </style:style>
    <style:style style:name="co2" style:family="table-column">
      <style:table-column-properties fo:break-before="auto" style:column-width="4.1091in"/>
    </style:style>
    <style:style style:name="co3" style:family="table-column">
      <style:table-column-properties fo:break-before="auto" style:column-width="2.7583in"/>
    </style:style>
    <style:style style:name="co4" style:family="table-column">
      <style:table-column-properties fo:break-before="auto" style:column-width="3.2311in"/>
    </style:style>
    <style:style style:name="co5" style:family="table-column">
      <style:table-column-properties fo:break-before="auto" style:column-width="3.048in"/>
    </style:style>
    <style:style style:name="co6" style:family="table-column">
      <style:table-column-properties fo:break-before="auto" style:column-width="1.7555in"/>
    </style:style>
    <style:style style:name="co7" style:family="table-column">
      <style:table-column-properties fo:break-before="auto" style:column-width="0.9744in"/>
    </style:style>
    <style:style style:name="co8" style:family="table-column">
      <style:table-column-properties fo:break-before="auto" style:column-width="1.3311in"/>
    </style:style>
    <style:style style:name="co9" style:family="table-column">
      <style:table-column-properties fo:break-before="auto" style:column-width="5.2665in"/>
    </style:style>
    <style:style style:name="co10" style:family="table-column">
      <style:table-column-properties fo:break-before="auto" style:column-width="1.6398in"/>
    </style:style>
    <style:style style:name="co11" style:family="table-column">
      <style:table-column-properties fo:break-before="auto" style:column-width="1.8811in"/>
    </style:style>
    <style:style style:name="co12" style:family="table-column">
      <style:table-column-properties fo:break-before="auto" style:column-width="0.1929in"/>
    </style:style>
    <style:style style:name="co13" style:family="table-column">
      <style:table-column-properties fo:break-before="auto" style:column-width="1.428in"/>
    </style:style>
    <style:style style:name="co14" style:family="table-column">
      <style:table-column-properties fo:break-before="auto" style:column-width="6.2508in"/>
    </style:style>
    <style:style style:name="co15" style:family="table-column">
      <style:table-column-properties fo:break-before="auto" style:column-width="2.6138in"/>
    </style:style>
    <style:style style:name="co16" style:family="table-column">
      <style:table-column-properties fo:break-before="auto" style:column-width="1.8228in"/>
    </style:style>
    <style:style style:name="co17" style:family="table-column">
      <style:table-column-properties fo:break-before="auto" style:column-width="1.5339in"/>
    </style:style>
    <style:style style:name="co18" style:family="table-column">
      <style:table-column-properties fo:break-before="auto" style:column-width="0.1346in"/>
    </style:style>
    <style:style style:name="co19" style:family="table-column">
      <style:table-column-properties fo:break-before="auto" style:column-width="1.5819in"/>
    </style:style>
    <style:style style:name="co20" style:family="table-column">
      <style:table-column-properties fo:break-before="auto" style:column-width="4.7555in"/>
    </style:style>
    <style:style style:name="co21" style:family="table-column">
      <style:table-column-properties fo:break-before="auto" style:column-width="1.8043in"/>
    </style:style>
    <style:style style:name="co22" style:family="table-column">
      <style:table-column-properties fo:break-before="auto" style:column-width="2.5272in"/>
    </style:style>
    <style:style style:name="co23" style:family="table-column">
      <style:table-column-properties fo:break-before="auto" style:column-width="0.2126in"/>
    </style:style>
    <style:style style:name="co24" style:family="table-column">
      <style:table-column-properties fo:break-before="auto" style:column-width="1.7165in"/>
    </style:style>
    <style:style style:name="co25" style:family="table-column">
      <style:table-column-properties fo:break-before="auto" style:column-width="4.4953in"/>
    </style:style>
    <style:style style:name="co26" style:family="table-column">
      <style:table-column-properties fo:break-before="auto" style:column-width="1.6016in"/>
    </style:style>
    <style:style style:name="co27" style:family="table-column">
      <style:table-column-properties fo:break-before="auto" style:column-width="1.5146in"/>
    </style:style>
    <style:style style:name="co28" style:family="table-column">
      <style:table-column-properties fo:break-before="auto" style:column-width="0.2311in"/>
    </style:style>
    <style:style style:name="co29" style:family="table-column">
      <style:table-column-properties fo:break-before="auto" style:column-width="3.5209in"/>
    </style:style>
    <style:style style:name="co30" style:family="table-column">
      <style:table-column-properties fo:break-before="auto" style:column-width="0.2701in"/>
    </style:style>
    <style:style style:name="ro1" style:family="table-row">
      <style:table-row-properties style:row-height="0.1917in" fo:break-before="auto" style:use-optimal-row-height="true"/>
    </style:style>
    <style:style style:name="ro2" style:family="table-row">
      <style:table-row-properties style:row-height="3.7516in" fo:break-before="auto" style:use-optimal-row-height="true"/>
    </style:style>
    <style:style style:name="ro3" style:family="table-row">
      <style:table-row-properties style:row-height="0.7252in" fo:break-before="auto" style:use-optimal-row-height="true"/>
    </style:style>
    <style:style style:name="ro4" style:family="table-row">
      <style:table-row-properties style:row-height="2.311in" fo:break-before="auto" style:use-optimal-row-height="true"/>
    </style:style>
    <style:style style:name="ro5" style:family="table-row">
      <style:table-row-properties style:row-height="1.6063in" fo:break-before="auto" style:use-optimal-row-height="true"/>
    </style:style>
    <style:style style:name="ro6" style:family="table-row">
      <style:table-row-properties style:row-height="3.8965in" fo:break-before="auto" style:use-optimal-row-height="true"/>
    </style:style>
    <style:style style:name="ro7" style:family="table-row">
      <style:table-row-properties style:row-height="3.0161in" fo:break-before="auto" style:use-optimal-row-height="true"/>
    </style:style>
    <style:style style:name="ro8" style:family="table-row">
      <style:table-row-properties style:row-height="2.4874in" fo:break-before="auto" style:use-optimal-row-height="true"/>
    </style:style>
    <style:style style:name="ro9" style:family="table-row">
      <style:table-row-properties style:row-height="4.6016in" fo:break-before="auto" style:use-optimal-row-height="true"/>
    </style:style>
    <style:style style:name="ro10" style:family="table-row">
      <style:table-row-properties style:row-height="1.9583in" fo:break-before="auto" style:use-optimal-row-height="true"/>
    </style:style>
    <style:style style:name="ro11" style:family="table-row">
      <style:table-row-properties style:row-height="0.9016in" fo:break-before="auto" style:use-optimal-row-height="true"/>
    </style:style>
    <style:style style:name="ro12" style:family="table-row">
      <style:table-row-properties style:row-height="1.2535in" fo:break-before="auto" style:use-optimal-row-height="true"/>
    </style:style>
    <style:style style:name="ro13" style:family="table-row">
      <style:table-row-properties style:row-height="2.8398in" fo:break-before="auto" style:use-optimal-row-height="true"/>
    </style:style>
    <style:style style:name="ro14" style:family="table-row">
      <style:table-row-properties style:row-height="0.2071in" fo:break-before="auto" style:use-optimal-row-height="true"/>
    </style:style>
    <style:style style:name="ro15" style:family="table-row">
      <style:table-row-properties style:row-height="0.2189in" fo:break-before="auto" style:use-optimal-row-height="false"/>
    </style:style>
    <style:style style:name="ro16" style:family="table-row">
      <style:table-row-properties style:row-height="0.9165in" fo:break-before="auto" style:use-optimal-row-height="false"/>
    </style:style>
    <style:style style:name="ro17" style:family="table-row">
      <style:table-row-properties style:row-height="0.6457in" fo:break-before="auto" style:use-optimal-row-height="false"/>
    </style:style>
    <style:style style:name="ro18" style:family="table-row">
      <style:table-row-properties style:row-height="0.1965in" fo:break-before="auto" style:use-optimal-row-height="true"/>
    </style:style>
    <style:style style:name="ro19" style:family="table-row">
      <style:table-row-properties style:row-height="0.3728in" fo:break-before="auto" style:use-optimal-row-height="true"/>
    </style:style>
    <style:style style:name="ro20" style:family="table-row">
      <style:table-row-properties style:row-height="1.7827in" fo:break-before="auto" style:use-optimal-row-height="true"/>
    </style:style>
    <style:style style:name="ro21" style:family="table-row">
      <style:table-row-properties style:row-height="3.3681in" fo:break-before="auto" style:use-optimal-row-height="true"/>
    </style:style>
    <style:style style:name="ro22" style:family="table-row">
      <style:table-row-properties style:row-height="1.4299in" fo:break-before="auto" style:use-optimal-row-height="true"/>
    </style:style>
    <style:style style:name="ro23" style:family="table-row">
      <style:table-row-properties style:row-height="1.078in" fo:break-before="auto" style:use-optimal-row-height="true"/>
    </style:style>
    <style:style style:name="ro24" style:family="table-row">
      <style:table-row-properties style:row-height="0.5492in" fo:break-before="auto" style:use-optimal-row-height="true"/>
    </style:style>
    <style:style style:name="ro25" style:family="table-row">
      <style:table-row-properties style:row-height="0.5626in" fo:break-before="auto" style:use-optimal-row-height="false"/>
    </style:style>
    <style:style style:name="ro26" style:family="table-row">
      <style:table-row-properties style:row-height="2.1043in" fo:break-before="auto" style:use-optimal-row-height="false"/>
    </style:style>
    <style:style style:name="ro27" style:family="table-row">
      <style:table-row-properties style:row-height="1.0835in" fo:break-before="auto" style:use-optimal-row-height="false"/>
    </style:style>
    <style:style style:name="ro28" style:family="table-row">
      <style:table-row-properties style:row-height="0.8291in" fo:break-before="auto" style:use-optimal-row-height="true"/>
    </style:style>
    <style:style style:name="ro29" style:family="table-row">
      <style:table-row-properties style:row-height="0.4047in" fo:break-before="auto" style:use-optimal-row-height="true"/>
    </style:style>
    <style:style style:name="ta1" style:family="table" style:master-page-name="PageStyle_5f_plotlines_20__28_newest_29_">
      <style:table-properties table:display="true" style:writing-mode="lr-tb"/>
    </style:style>
    <style:style style:name="ta2" style:family="table" style:master-page-name="PageStyle_5f_OLD_20_0_20__28_Domesdayverse_29_">
      <style:table-properties table:display="true" style:writing-mode="lr-tb"/>
    </style:style>
    <style:style style:name="ta3" style:family="table" style:master-page-name="PageStyle_5f_OLD_20_i">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 style:family="table-cell" style:parent-style-name="Default">
      <style:table-cell-properties fo:background-color="#4a86e8"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24pt" fo:font-style="italic" fo:text-shadow="none" style:text-underline-style="none" fo:font-weight="bold" style:font-size-asian="24pt" style:font-style-asian="italic" style:font-weight-asian="bold" style:font-name-complex="Arial" style:font-size-complex="24pt" style:font-style-complex="italic" style:font-weight-complex="bold"/>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A1]))&gt;0)" style:apply-style-name="ConditionalStyle_5f_1" style:base-cell-address="'OLD 0 (Domesdayverse)'.A1"/>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5"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1]))&gt;0)" style:apply-style-name="ConditionalStyle_5f_1" style:base-cell-address="'OLD 0 (Domesdayverse)'.A1"/>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1]))&gt;0)" style:apply-style-name="ConditionalStyle_5f_1" style:base-cell-address="'OLD 0 (Domesdayverse)'.A1"/>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1]))&gt;0)" style:apply-style-name="ConditionalStyle_5f_1" style:base-cell-address="'OLD 0 (Domesdayverse)'.A1"/>
    </style:style>
    <style:style style:name="ce84" style:family="table-cell" style:parent-style-name="Default">
      <style:map style:condition="is-true-formula(LEN(TRIM([.A1]))&gt;0)" style:apply-style-name="ConditionalStyle_5f_1" style:base-cell-address="'OLD 0 (Domesdayverse)'.A1"/>
    </style:style>
    <style:style style:name="ce25"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6"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24pt" fo:font-style="italic" fo:text-shadow="none" style:text-underline-style="none" fo:font-weight="bold" style:font-size-asian="24pt" style:font-style-asian="italic" style:font-weight-asian="bold" style:font-name-complex="Arial" style:font-size-complex="24pt" style:font-style-complex="italic" style:font-weight-complex="bold"/>
    </style:style>
    <style:style style:name="ce88"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1]))&gt;0)" style:apply-style-name="ConditionalStyle_5f_1" style:base-cell-address="'OLD 0 (Domesdayverse)'.A1"/>
    </style:style>
    <style:style style:name="ce29" style:family="table-cell" style:parent-style-name="Default">
      <style:table-cell-properties fo:background-color="#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24pt" fo:font-style="italic" fo:text-shadow="none" style:text-underline-style="none" fo:font-weight="bold" style:font-size-asian="24pt" style:font-style-asian="italic" style:font-weight-asian="bold" style:font-name-complex="Arial" style:font-size-complex="24pt" style:font-style-complex="italic"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00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2"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3"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00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4a86e8"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LEN(TRIM([.A1]))&gt;0)" style:apply-style-name="ConditionalStyle_5f_1" style:base-cell-address="'OLD 0 (Domesdayverse)'.A1"/>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map style:condition="is-true-formula(LEN(TRIM([.A1]))&gt;0)" style:apply-style-name="ConditionalStyle_5f_1" style:base-cell-address="'OLD 0 (Domesdayverse)'.A1"/>
    </style:style>
    <style:style style:name="ce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1]))&gt;0)" style:apply-style-name="ConditionalStyle_5f_1" style:base-cell-address="'OLD 0 (Domesdayverse)'.A1"/>
    </style:style>
    <style:style style:name="ce48"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1]))&gt;0)" style:apply-style-name="ConditionalStyle_5f_1" style:base-cell-address="'OLD 0 (Domesdayverse)'.A1"/>
    </style:style>
    <style:style style:name="ce4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map style:condition="is-true-formula(LEN(TRIM([.A1]))&gt;0)" style:apply-style-name="ConditionalStyle_5f_1" style:base-cell-address="'OLD 0 (Domesdayverse)'.A1"/>
    </style:style>
    <style:style style:name="ce50" style:family="table-cell" style:parent-style-name="Default">
      <style:map style:condition="is-true-formula(LEN(TRIM([.A1]))&gt;0)" style:apply-style-name="ConditionalStyle_5f_1" style:base-cell-address="'OLD 0 (Domesdayverse)'.A1"/>
    </style:style>
    <style:style style:name="ce5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24pt" fo:font-style="italic" fo:text-shadow="none" style:text-underline-style="none" fo:font-weight="bold" style:font-size-asian="24pt" style:font-style-asian="italic" style:font-weight-asian="bold" style:font-name-complex="Arial" style:font-size-complex="24pt" style:font-style-complex="italic" style:font-weight-complex="bold"/>
      <style:map style:condition="is-true-formula(LEN(TRIM([.P3]))&gt;0)" style:apply-style-name="ConditionalStyle_5f_2" style:base-cell-address="'OLD 0 (Domesdayverse)'.P3"/>
    </style:style>
    <style:style style:name="ce114" style:family="table-cell" style:parent-style-name="Default">
      <style:map style:condition="is-true-formula(LEN(TRIM([.P3]))&gt;0)" style:apply-style-name="ConditionalStyle_5f_2" style:base-cell-address="'OLD 0 (Domesdayverse)'.P3"/>
    </style:style>
    <style:style style:name="ce115"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24pt" fo:font-style="italic" fo:text-shadow="none" style:text-underline-style="none" fo:font-weight="bold" style:font-size-asian="24pt" style:font-style-asian="italic" style:font-weight-asian="bold" style:font-name-complex="Arial" style:font-size-complex="24pt" style:font-style-complex="italic" style:font-weight-complex="bold"/>
      <style:map style:condition="is-true-formula(LEN(TRIM([.P3]))&gt;0)" style:apply-style-name="ConditionalStyle_5f_2" style:base-cell-address="'OLD 0 (Domesdayverse)'.P3"/>
    </style:style>
    <style:style style:name="ce56" style:family="table-cell" style:parent-style-name="Default">
      <style:table-cell-properties fo:background-color="#4a86e8"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7]))&gt;0)" style:apply-style-name="ConditionalStyle_5f_1" style:base-cell-address="'OLD i'.C7"/>
    </style:style>
    <style:style style:name="ce58" style:family="table-cell" style:parent-style-name="Default">
      <style:table-cell-properties fo:background-color="#4a86e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1]))&gt;0)" style:apply-style-name="ConditionalStyle_5f_1" style:base-cell-address="'OLD i'.C1"/>
    </style:style>
    <style:style style:name="ce1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7]))&gt;0)" style:apply-style-name="ConditionalStyle_5f_1" style:base-cell-address="'OLD i'.C7"/>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C7]))&gt;0)" style:apply-style-name="ConditionalStyle_5f_1" style:base-cell-address="'OLD i'.C7"/>
    </style:style>
    <style:style style:name="ce64" style:family="table-cell" style:parent-style-name="Default">
      <style:map style:condition="is-true-formula(LEN(TRIM([.C7]))&gt;0)" style:apply-style-name="ConditionalStyle_5f_1" style:base-cell-address="'OLD i'.C7"/>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2"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5" style:family="text">
      <style:text-properties fo:color="#ff0000" style:font-name="Arial" fo:font-size="18pt" fo:font-weight="normal" style:text-underline-style="none" style:text-underline-color="font-color" style:text-line-through-type="none" fo:font-style="normal" style:text-outline="false" fo:text-shadow="none" style:text-position="0% 100%" style:font-name-complex="Arial" style:font-size-asian="18pt" style:font-size-complex="1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otlines (newe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58" table:default-cell-style-name="Default"/>
        <table:table-row table:style-name="ro1">
          <table:table-cell table:style-name="ce1" table:number-columns-repeated="26"/>
          <table:table-cell table:number-columns-repeated="38"/>
        </table:table-row>
        <table:table-row table:style-name="ro2">
          <table:table-cell table:style-name="ce59" office:value-type="string" calcext:value-type="string">
            <text:p>"LIMIT</text:p>
            <text:p>An individual working at a Matrioshka Brain as a Universal Researcher, Ortus, decides, bored and with no work, to simulate a universe with bizzare starting parameters based partly off of their own universe, centered around the planet Earth, just to see what would happen. They note only that much death and suffering occurs, and plan to leave it at that, until they begin to notice shocking similarities to events that occur afterwards. By chance, the simulation had a close enough starting parameter to the reality which it occured in, that it predicted the future to within a decent percentage of reality. In an effort to stop the suffering and mass oppression that was predicted to occur, Ortus travels to earth, to attempt to alter the course the timeline seems to be taking.  </text:p>
            <text:p>Meanwhile, the simulation they started continues to run."</text:p>
          </table:table-cell>
          <table:table-cell table:style-name="ce1" table:number-columns-repeated="3"/>
          <table:table-cell table:style-name="ce1" office:value-type="string" calcext:value-type="string">
            <text:p><text:span text:style-name="T4">"ANALOGUE"</text:span></text:p>
            <text:p><text:span text:style-name="T3">At some point in the Domesdayverse Self-Simulation Chain, where Ortus or whoever takes their place in creating the next simulation, decides that the best course of action to make up for the atrocities they essentially brought into existence by programming that simulation is to create analogue bodies in their universe to place the consciousness of people who suffered the most into. After the fact, they struggle with the idea that these are but copies of doomed souls, and raise moral questions like whether it is okay to delete the simulated individuals, over whether that is murder, and the morality of it all.</text:span></text:p>
          </table:table-cell>
          <table:table-cell table:style-name="ce1" table:number-columns-repeated="21"/>
          <table:table-cell table:number-columns-repeated="38"/>
        </table:table-row>
        <table:table-row table:style-name="ro3">
          <table:table-cell table:style-name="ce1" office:value-type="string" calcext:value-type="string">
            <text:p>"Carnot's Theorem" </text:p>
          </table:table-cell>
          <table:table-cell table:style-name="ce1" table:number-columns-repeated="2"/>
          <table:table-cell table:style-name="ce1" office:value-type="string" calcext:value-type="string">
            <text:p><text:span text:style-name="T1">Mita and The Bicycle</text:span><text:span text:style-name="T2">[WIP] An orange tabby cat named Mita, aged 9, finds a bicycle in the bank of a river with his ferret friend Clay, and together they search for its owner.</text:span></text:p>
          </table:table-cell>
          <table:table-cell table:style-name="ce1"/>
          <table:table-cell table:style-name="ce6" office:value-type="string" calcext:value-type="string">
            <text:p>"Logic"</text:p>
          </table:table-cell>
          <table:table-cell table:style-name="ce1" table:number-columns-repeated="20"/>
          <table:table-cell table:number-columns-repeated="38"/>
        </table:table-row>
        <table:table-row table:style-name="ro4">
          <table:table-cell table:style-name="ce1" office:value-type="string" calcext:value-type="string">
            <text:p><text:span text:style-name="T1">Domesday II </text:span><text:span text:style-name="T2">       </text:span></text:p>
            <text:p><text:span text:style-name="T3">Seth &amp; Max travel together in Max's car, before Seth departs to meet up with his old friend Edith, gathering supplies from him, and then meeting Max back up at a predetermined place. When he gets there, though, Max's car is abandoned, leading Seth to search for him.</text:span></text:p>
          </table:table-cell>
          <table:table-cell table:style-name="ce3" office:value-type="string" calcext:value-type="string">
            <text:p>Domesday I</text:p>
            <text:p>A man named Maxwell, living in his car, stumbles upon the catalyst for humanity's jump to space: a magnetic messaging device cobbled together from scrap electronics, which summons a spaceship traversing through hyperspace overhead at the very moment of its initialization.</text:p>
          </table:table-cell>
          <table:table-cell table:style-name="ce1" table:number-columns-repeated="3"/>
          <table:table-cell table:style-name="ce1" office:value-type="string" calcext:value-type="string">
            <text:p><text:span text:style-name="T4">"The River"</text:span></text:p>
            <text:p><text:span text:style-name="T3">A wandering vagrant named Devot practicing the newly cultivated power of Reckoning discovers a dark reality hiding beneath the facade of a small fishing town: an evil theurgy is being undergone to permanently contain innocent human souls within books.</text:span></text:p>
          </table:table-cell>
          <table:table-cell table:style-name="ce1" table:number-columns-repeated="20"/>
          <table:table-cell table:number-columns-repeated="38"/>
        </table:table-row>
        <table:table-row table:style-name="ro5">
          <table:table-cell table:style-name="ce3" office:value-type="string" calcext:value-type="string">
            <text:p>128^2</text:p>
            <text:p>Two friends (Wonky &amp; Square) grueling through capitalism together, presented in the form of sporadically-written pixel art comics and other mediums of visual art.</text:p>
          </table:table-cell>
          <table:table-cell table:style-name="ce1" office:value-type="string" calcext:value-type="string">
            <text:p><text:s/></text:p>
          </table:table-cell>
          <table:table-cell table:style-name="ce1" office:value-type="string" calcext:value-type="string">
            <text:p><text:span text:style-name="T4">"How To Be Transgender"</text:span></text:p>
            <text:p><text:span text:style-name="T3">A short story comic detailing a therapy session of a gender confused individual who traverses their town in near constant reverence of the identity presentation of everyone they meet, while silently dreading a promised conversation with their monogamous partner about their being polyamorous.</text:span></text:p>
          </table:table-cell>
          <table:table-cell table:style-name="ce1" table:number-columns-repeated="23"/>
          <table:table-cell table:number-columns-repeated="38"/>
        </table:table-row>
        <table:table-row table:style-name="ro6">
          <table:table-cell table:style-name="ce4" office:value-type="string" calcext:value-type="string">
            <text:p><text:span text:style-name="T4">Love Song (I)</text:span></text:p>
            <text:p><text:span text:style-name="T3">After the US collapses following the depletion of oil, the remaining populous splits into a loose civil war, the eastern side is anarchist and the western side is generally pro state: the Anarchists and the Statists.  Love Song is divided into three parts.  </text:span></text:p>
            <text:p><text:span text:style-name="T3">Part 1:                                                                                                                                                                     - A nomad, Pearson, decides to pick up and begin to walk East from his small town of Upton, Wyoming  - On his way East, he passes by various interesting places, including a cabin on a lake in Minnesota, which he finds disused, locates a key hidden under a doormat, and respectfully rests within while writing in his journal. - While passing by cornfields around harvest season, he takes a few stalks of corn and roasts them on a spit over a fire. - During his pilgrimage he discovers that the US has dissolved into post-society after he stumbles upon a small merchant town set up on an unused highway. This also reveals that highways, having fallen into disuse due to the scarcity of gasoline, now serve as roads for pilgrims to walk upon and thus have developed some small merchant stands beneath underpasses.     </text:span></text:p>
          </table:table-cell>
          <table:table-cell table:style-name="ce1" office:value-type="string" calcext:value-type="string">
            <text:p><text:span text:style-name="T4">"Baker"</text:span></text:p>
            <text:p><text:span text:style-name="T3">- After the structure of society collapses, there occurs a de-occupation of most businesses, so one young man seizes the opportunity to take over downtown Saint Charles, Illinois, where he occupies the historic Hotel Baker and fixes its old decommissioned underground water wheel to operate independent of the power grid. In an act of political tact, he blows up all the bridges spanning the river except for one, on which he taxes crossers in food and coin. - By the time his reign is established with various archival efforts to obtain a safekeeping of every important history book and textbooks, only the shops who source local farmer produce have opened back up under a new bartering system, and currency starts to lose value in the east (The majority of which is Anarchist occupied land) - Nearby government buildings no longer in use due to the Anarchist occupation of the area are now dedicated to careful copying and archival of history books, math textbooks, and science and physics textbooks, as well as any other books which are gathered from abandoned bookstores and thrift stores.</text:span></text:p>
          </table:table-cell>
          <table:table-cell table:style-name="ce1" table:number-columns-repeated="24"/>
          <table:table-cell table:number-columns-repeated="38"/>
        </table:table-row>
        <table:table-row table:style-name="ro4">
          <table:table-cell table:style-name="ce1" office:value-type="string" calcext:value-type="string">
            <text:p><text:span text:style-name="T4">Love Song (II)</text:span></text:p>
            <text:p><text:span text:style-name="T3">- A band of Bicycle vagrants travels up from the South and into Saint Charles, but one of the vagrants, Atticus, decides to rest for a while at The Baker.</text:span></text:p>
            <text:p><text:span text:style-name="T3">- One of the right hand men working with the guy who took over Hotel Baker starts getting unsettled from his behavior regarding the taxation of the bridge crossers and his treatment of the young monks being taught to copy books and seal them in tombs, so he begins an interior conspiracy (along with Atticus).                                                                                                                                                                                                  - Atticus accidentally loses his bike to the river, and decides to stay"</text:span></text:p>
          </table:table-cell>
          <table:table-cell table:style-name="ce1" table:number-columns-repeated="25"/>
          <table:table-cell table:number-columns-repeated="38"/>
        </table:table-row>
        <table:table-row table:style-name="ro7">
          <table:table-cell table:style-name="ce1" office:value-type="string" calcext:value-type="string">
            <text:p><text:span text:style-name="T4">Love Song (III)</text:span></text:p>
            <text:p><text:span text:style-name="T3">[This part takes place chronologically before Part 2.]</text:span></text:p>
            <text:p><text:span text:style-name="T3">- Two bicycle nomads, Atticus and Mason, study higher mathematics from antique books while riding north from Texas.</text:span></text:p>
            <text:p><text:span text:style-name="T3">- They’re on the verge of a mathematic breakthrough regarding the cyclic nature of living sysems, but cannot realize it due to their minds clouded by collectively repressed romantic feelings for each other.</text:span></text:p>
            <text:p><text:span text:style-name="T3">- Mason wants to venture west to the desert in Utah, but Atticus refuses, and after a fight they split up in a mutual sadness.</text:span></text:p>
            <text:p><text:span text:style-name="T3">- On his way to Saint Charles, Atticus observes two trees growing towards eachother in a backroad in Old Elgin, almost forming what seems like a large wooded gate, but not quite touching. </text:span></text:p>
            <text:p><text:span text:style-name="T3">"</text:span></text:p>
          </table:table-cell>
          <table:table-cell table:style-name="ce1" office:value-type="string" calcext:value-type="string">
            <text:p><text:span text:style-name="T4">"Illumination"</text:span></text:p>
            <text:p><text:span text:style-name="T3">"- Mason, having made it to the Grand Staircase Escalante in Utah, runs out of water and, falling to the ground after realizing the solution to the problem he and Atticus were tacklng, carves the equation and graph with fervor into a stone using a knife, before dying of dehydration under the scorching sun.</text:span></text:p>
            <text:p/>
            <text:p><text:span text:style-name="T3">"</text:span></text:p>
          </table:table-cell>
          <table:table-cell table:style-name="ce1"/>
          <table:table-cell table:style-name="ce1" office:value-type="string" calcext:value-type="string">
            <text:p><text:span text:style-name="T4">"Cemetery"</text:span></text:p>
            <text:p><text:span text:style-name="T3">A short story vaguely concerning the inner machinations of a groundskeeper of a cemetery bordering O'Hare Airport, a nearby hobby digger creating a network of underground ventilated room systems, and an individual running some errands with heavy, unsolvable problems on his mind. Split into 12 chapters each roughly thematically corresponding to a track off of King Gizzard &amp; The Lizard Wizard's 6th studio album, Paper Mache Dream Balloon.</text:span></text:p>
          </table:table-cell>
          <table:table-cell table:style-name="ce1" table:number-columns-repeated="22"/>
          <table:table-cell table:number-columns-repeated="38"/>
        </table:table-row>
        <table:table-row table:style-name="ro8">
          <table:table-cell table:style-name="ce1" table:number-columns-repeated="2"/>
          <table:table-cell table:style-name="ce6" office:value-type="string" calcext:value-type="string">
            <text:p><text:span text:style-name="T4">"Cars Are 5 Dollars Now"</text:span></text:p>
            <text:p><text:span text:style-name="T3">A Collaborative, public domain short story comic detailing the fairly recent introduction of a bill in the United States to mandate all new vehicles sold by a dealership to cost no more than five US Dollars, a small view into the life of a newly immigrated alien citizen of Earth whose species are coiqually reffered to as "Unicorns," and their trip around town meeting co workers after a concise jury duty service in a vehicle-to-pedestrian collision case.</text:span></text:p>
          </table:table-cell>
          <table:table-cell table:style-name="ce1" table:number-columns-repeated="23"/>
          <table:table-cell table:number-columns-repeated="38"/>
        </table:table-row>
        <table:table-row table:style-name="ro9">
          <table:table-cell table:style-name="ce1" office:value-type="string" calcext:value-type="string">
            <text:p><text:span text:style-name="T4">"Housing"</text:span></text:p>
            <text:p><text:span text:style-name="T3">"Volantran officials report the breaching of Earth's civilization into spacefaring status, leading to the Volantran Officials for Colonization And Construction (VOCaC) to delegate Earth as the next target for expansion of the Volantran Interior. Arriving sometime after the events of Love Song, Volantran officials confer with Earth officials (vague) and design a temporary measure (Seven housing grid) to produce workers and create Interior. Backlash occurs, but any instance of the germination of war is quelled by the superior technology of Volantra, and a majority of humanity is contented with the Volantran architectural construction (satiated by propaganda, and a promise of a new normalcy to be found after the many years of war between Anarchists &amp; Statists, and disorder en masse.) </text:span></text:p>
            <text:p/>
            <text:p><text:span text:style-name="T3">Later on in the construction of the Volantran Interior, workers are produced by genetic programming and accelerated to a mature state of age, before being placed in a small apartment and left to awaken for the first time and begin construction and maintenance work, having learned by programming all they need to know for it. However, in ""Housing,"" the main character's programming fails, and they awake with no knowledge but language and instinctual and genetic memories.</text:span></text:p>
            <text:p><text:span text:style-name="T3">"</text:span></text:p>
          </table:table-cell>
          <table:table-cell table:style-name="ce1" table:number-columns-repeated="25"/>
          <table:table-cell table:number-columns-repeated="38"/>
        </table:table-row>
        <table:table-row table:style-name="ro10">
          <table:table-cell table:style-name="ce1" office:value-type="string" calcext:value-type="string">
            <text:p><text:span text:style-name="T4">"Free"</text:span></text:p>
            <text:p><text:span text:style-name="T3">A scientist developing a colonizing rover for Mars, right before finishing up her work on the machine, discovers that it is being used to prepare Mars for human occupation by wealthy elite, in order to escape climate change on Earth, which will be abandoned. Mortified, she reprograms the craft to appear to have a misfire while above Earth's atmosphere, when in actuality it will wait until it is no longer monitored by radio signal, and then land in a desert at the equator and begin using its colonization preperation apparati to create a more liveable surface on the hottest section of Earth.</text:span></text:p>
          </table:table-cell>
          <table:table-cell table:style-name="ce1" table:number-columns-repeated="25"/>
          <table:table-cell table:number-columns-repeated="38"/>
        </table:table-row>
        <table:table-row table:style-name="ro11">
          <table:table-cell table:style-name="ce1" office:value-type="string" calcext:value-type="string">
            <text:p><text:span text:style-name="T4">"400 Parts Per Million"</text:span></text:p>
            <text:p><text:span text:style-name="T3">The scientist from Free, known as Rads, begins a pilgrimage to Africa with her partners, to ensure her plan involving the Free rover was successful. Their paths diverge and cross with a statist man, causing issues.</text:span></text:p>
          </table:table-cell>
          <table:table-cell table:style-name="ce1" office:value-type="string" calcext:value-type="string">
            <text:p><text:span text:style-name="T4">"Deer"</text:span></text:p>
            <text:p><text:span text:style-name="T3">A Statist man living on an inter-continental bridge between Alaska and Russia hunts Anarchists for sport, before a particularly intriguing individual seeks refuge in his home.</text:span></text:p>
          </table:table-cell>
          <table:table-cell table:style-name="ce1" table:number-columns-repeated="24"/>
          <table:table-cell table:number-columns-repeated="38"/>
        </table:table-row>
        <table:table-row table:style-name="ro1">
          <table:table-cell/>
          <table:table-cell table:style-name="ce1" table:number-columns-repeated="25"/>
          <table:table-cell table:number-columns-repeated="38"/>
        </table:table-row>
        <table:table-row table:style-name="ro1" table:number-rows-repeated="3">
          <table:table-cell table:style-name="ce1" table:number-columns-repeated="26"/>
          <table:table-cell table:number-columns-repeated="38"/>
        </table:table-row>
        <table:table-row table:style-name="ro12">
          <table:table-cell table:style-name="ce1" office:value-type="string" calcext:value-type="string">
            <text:p><text:span text:style-name="T4">SWEEPER</text:span></text:p>
            <text:p><text:span text:style-name="T3">A street sweeper named Bill Ruthford lives in the capitalist portion of the war divided US. He goes for a walk after work one day, observing all the details of his town, Lily Hill. Through a series of unfortunate events, however, he becomes entrapped in a refuse incineration chamber, and must do unspeakable things to survive. </text:span></text:p>
          </table:table-cell>
          <table:table-cell table:style-name="ce1" office:value-type="string" calcext:value-type="string">
            <text:p><text:span text:style-name="T4">"Solution"</text:span></text:p>
            <text:p><text:span text:style-name="T3">A man working as a microbiologist realizes humanity's true effects on Earth's ecosystem, and decides humanity must fall. </text:span></text:p>
          </table:table-cell>
          <table:table-cell table:style-name="ce1" table:number-columns-repeated="24"/>
          <table:table-cell table:number-columns-repeated="38"/>
        </table:table-row>
        <table:table-row table:style-name="ro1" table:number-rows-repeated="9">
          <table:table-cell table:style-name="ce1" table:number-columns-repeated="26"/>
          <table:table-cell table:number-columns-repeated="38"/>
        </table:table-row>
        <table:table-row table:style-name="ro10">
          <table:table-cell table:style-name="ce1" office:value-type="string" calcext:value-type="string">
            <text:p>Seven</text:p>
            <text:p>A young boy is living in a standardized grid of right-triangular skyscrapers for housing humans until suitable for work in space maintaining superstructural simulators, living spaces, waging war, or upkeep of food production. He has a knack for computer systems and mechanical devices, and sneaks out to collect ancient relics from ruins and caves to study and repair them. He is building a network of computer infrastructure to allow neighboring kids to communicate with him by means of cables through broken windows and wireless mesh networks.</text:p>
          </table:table-cell>
          <table:table-cell table:style-name="ce1" table:number-columns-repeated="25"/>
          <table:table-cell table:number-columns-repeated="38"/>
        </table:table-row>
        <table:table-row table:style-name="ro1">
          <table:table-cell table:style-name="ce3"/>
          <table:table-cell table:style-name="ce1" table:number-columns-repeated="25"/>
          <table:table-cell table:number-columns-repeated="38"/>
        </table:table-row>
        <table:table-row table:style-name="ro1" table:number-rows-repeated="4">
          <table:table-cell table:style-name="ce1" table:number-columns-repeated="26"/>
          <table:table-cell table:number-columns-repeated="38"/>
        </table:table-row>
        <table:table-row table:style-name="ro13">
          <table:table-cell table:style-name="ce1" office:value-type="string" calcext:value-type="string">
            <text:p/>
            <text:p><text:span text:style-name="T4">Messiah</text:span></text:p>
            <text:p><text:span text:style-name="T3">The rover from Free has done its job of constructing concrete living spaces along the equator on the African continent and, after many hundreds of years of disrepair and loss of historical information, tatters of society exist within the closed systems and chaotic cannibalistic behaviour occurs within the many walls. In Messiah, one of the closed systems is revealed to have had a drawing (pictured, right) made upon a laser vaporizor intended for trash removal on Mars, which the inhabitants hail as their Messiah, and bring offerings of human flesh from sickly and dead people. A singular crack appears in the wall, and one human escapes to contemplate the outside world, which harbors heavily speciated animals who are extremely lean and light to cope with extreme temperatures and a lack of plant life.</text:span></text:p>
          </table:table-cell>
          <table:table-cell table:style-name="ce1" table:number-columns-repeated="25"/>
          <table:table-cell table:number-columns-repeated="38"/>
        </table:table-row>
        <table:table-row table:style-name="ro13">
          <table:table-cell table:style-name="ce1" office:value-type="string" calcext:value-type="string">
            <text:p><text:span text:style-name="T4">"Concatenation"</text:span></text:p>
            <text:p><text:span text:style-name="T3">Here are two things that happen between Free and Messiah. </text:span></text:p>
            <text:p><text:span text:style-name="T3">1. High class individuals on Earth create backup copies of their conciousness and board ships with them and pillaged Earth artifacts, (including the disabled Free Rover,) to journey outward to other planets, after anticipating the death of their own.</text:span></text:p>
            <text:p/>
            <text:p><text:span text:style-name="T3">2. One of the afformentioned ships, maintained by workers who are cloned from a master template when they die, has a computational error which results in the decay of its upper class owners' bodies as their stasis fails. The clones, now free after discovering this, grapple with problems- what does it mean to be alive? What should one seek out in life? What is it to have meaning? Is happiness all we need?</text:span></text:p>
          </table:table-cell>
          <table:table-cell table:style-name="ce1" table:number-columns-repeated="25"/>
          <table:table-cell table:number-columns-repeated="38"/>
        </table:table-row>
        <table:table-row table:style-name="ro1" table:number-rows-repeated="3">
          <table:table-cell table:style-name="ce1" table:number-columns-repeated="26"/>
          <table:table-cell table:number-columns-repeated="38"/>
        </table:table-row>
        <table:table-row table:style-name="ro14">
          <table:table-cell table:style-name="ce5" office:value-type="string" calcext:value-type="string">
            <text:p><text:a xlink:href="https://t.co/57I9YXUdrH" xlink:type="simple">Byronic</text:a></text:p>
          </table:table-cell>
          <table:table-cell table:style-name="ce1" table:number-columns-repeated="25"/>
          <table:table-cell table:number-columns-repeated="38"/>
        </table:table-row>
        <table:table-row table:style-name="ro1">
          <table:table-cell table:style-name="ce1" table:number-columns-repeated="26"/>
          <table:table-cell table:number-columns-repeated="38"/>
        </table:table-row>
        <table:table-row table:style-name="ro5">
          <table:table-cell table:style-name="ce1" office:value-type="string" calcext:value-type="string">
            <text:p><text:span text:style-name="T4">"PERPETUUM / THE END OF ELECTRONICS"</text:span></text:p>
            <text:p><text:span text:style-name="T3">People from the Concatenation ship, with the aid of the Free rover, construct a free-floating structure in the vaccuum of space, which eventually evolves to contain the non-euclidean interior of all things operative in the merging realms of meatspace and simulation. Humankind beats entropy and determines they are within a simulation. Reduplication exit -&gt; Timeline 2 (Recursive Matrioshka Brain Universe Reduplication Limit)</text:span></text:p>
          </table:table-cell>
          <table:table-cell table:style-name="ce1" table:number-columns-repeated="25"/>
          <table:table-cell table:number-columns-repeated="38"/>
        </table:table-row>
        <table:table-row table:style-name="ro3">
          <table:table-cell table:style-name="ce1" office:value-type="string" calcext:value-type="string">
            <text:p><text:span text:style-name="T4">One</text:span></text:p>
            <text:p><text:span text:style-name="T3">An individual, guided by a formless voice, peruses endlessly all media created by intelligent life in order to discover the genuine form of One</text:span></text:p>
          </table:table-cell>
          <table:table-cell table:style-name="ce1" table:number-columns-repeated="25"/>
          <table:table-cell table:number-columns-repeated="38"/>
        </table:table-row>
        <table:table-row table:style-name="ro1" table:number-rows-repeated="961">
          <table:table-cell table:style-name="ce1" table:number-columns-repeated="26"/>
          <table:table-cell table:number-columns-repeated="38"/>
        </table:table-row>
        <table:table-row table:style-name="ro15" table:number-rows-repeated="1047573">
          <table:table-cell table:number-columns-repeated="64"/>
        </table:table-row>
        <table:table-row table:style-name="ro15">
          <table:table-cell table:number-columns-repeated="64"/>
        </table:table-row>
      </table:table>
      <table:table table:name="OLD 0 (Domesdayverse)" table:style-name="ta2">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7"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7" table:default-cell-style-name="Default"/>
        <table:table-column table:style-name="co28" table:default-cell-style-name="Default"/>
        <table:table-column table:style-name="co7" table:number-columns-repeated="997" table:default-cell-style-name="Default"/>
        <table:table-row table:style-name="ro16">
          <table:table-cell table:style-name="ce7" office:value-type="string" calcext:value-type="string">
            <text:p>Finished</text:p>
          </table:table-cell>
          <table:table-cell table:style-name="ce14" office:value-type="string" calcext:value-type="string">
            <text:p>Being Written</text:p>
          </table:table-cell>
          <table:table-cell table:style-name="ce18"/>
          <table:table-cell table:style-name="ce11"/>
          <table:table-cell table:style-name="ce21" table:number-columns-repeated="2"/>
          <table:table-cell table:style-name="ce25"/>
          <table:table-cell table:style-name="ce7"/>
          <table:table-cell table:style-name="ce31"/>
          <table:table-cell table:style-name="ce18"/>
          <table:table-cell table:style-name="ce11"/>
          <table:table-cell table:style-name="ce19"/>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8" office:value-type="string" calcext:value-type="string">
            <text:p>Planned Only</text:p>
          </table:table-cell>
          <table:table-cell table:style-name="ce15" office:value-type="string" calcext:value-type="string">
            <text:p>Hiatus</text:p>
          </table:table-cell>
          <table:table-cell table:style-name="ce18"/>
          <table:table-cell table:style-name="ce19"/>
          <table:table-cell table:style-name="ce22" table:number-columns-repeated="2"/>
          <table:table-cell table:style-name="ce26"/>
          <table:table-cell table:style-name="ce8"/>
          <table:table-cell table:style-name="ce32"/>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7">
          <table:table-cell table:style-name="ce69" table:number-columns-spanned="6" table:number-rows-spanned="1"/>
          <table:covered-table-cell table:number-columns-repeated="5"/>
          <table:table-cell table:style-name="ce27"/>
          <table:table-cell table:style-name="ce9" table:number-columns-spanned="5" table:number-rows-spanned="1"/>
          <table:covered-table-cell table:number-columns-repeated="4"/>
          <table:table-cell table:style-name="ce39"/>
          <table:table-cell table:style-name="ce42"/>
          <table:table-cell table:style-name="ce11"/>
          <table:table-cell table:style-name="ce113" table:number-columns-spanned="3" table:number-rows-spanned="1"/>
          <table:covered-table-cell table:number-columns-repeated="2" table:style-name="ce114"/>
          <table:table-cell table:style-name="ce11"/>
          <table:table-cell table:style-name="ce13"/>
          <table:table-cell table:style-name="ce115" table:number-columns-spanned="6" table:number-rows-spanned="1"/>
          <table:covered-table-cell table:number-columns-repeated="5"/>
          <table:table-cell table:style-name="ce13"/>
          <table:table-cell table:style-name="ce11" table:number-columns-repeated="8"/>
          <table:table-cell table:number-columns-repeated="989"/>
        </table:table-row>
        <table:table-row table:style-name="ro1">
          <table:table-cell table:style-name="ce10" table:number-columns-repeated="3"/>
          <table:table-cell table:style-name="ce43"/>
          <table:table-cell table:style-name="ce83" table:number-columns-spanned="2" table:number-rows-spanned="1"/>
          <table:covered-table-cell table:style-name="ce84"/>
          <table:table-cell table:style-name="ce88"/>
          <table:table-cell table:style-name="ce43" table:number-columns-repeated="4"/>
          <table:table-cell table:style-name="ce83" table:number-columns-spanned="2" table:number-rows-spanned="1"/>
          <table:covered-table-cell table:style-name="ce84"/>
          <table:table-cell table:style-name="ce88"/>
          <table:table-cell table:style-name="ce43" table:number-columns-repeated="5"/>
          <table:table-cell table:style-name="ce13"/>
          <table:table-cell table:style-name="ce43" table:number-columns-repeated="4"/>
          <table:table-cell table:style-name="ce83" table:number-columns-spanned="2" table:number-rows-spanned="1"/>
          <table:covered-table-cell/>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0">
          <table:table-cell table:style-name="ce11" table:number-columns-repeated="6"/>
          <table:table-cell table:style-name="ce13"/>
          <table:table-cell table:style-name="ce11" office:value-type="string" calcext:value-type="string">
            <text:p>TBD</text:p>
          </table:table-cell>
          <table:table-cell table:style-name="ce33"/>
          <table:table-cell table:style-name="ce44" office:value-type="string" calcext:value-type="string">
            <text:p><text:a xlink:href="https://docs.google.com/document/d/12yhSCc9dGitN2TT51rZnYtAdywnkB5petVqoajjE_Q4/edit?usp=sharing" xlink:type="simple">LIMIT
An individual working at a Matrioshka Brain as a Universal Researcher, Ortus, decides, bored and with no work, to simulate a universe with bizzare starting parameters based partly off of their own universe, centered around the planet Earth, just to see what would happen. They note only that much death and suffering occurs, and plan to leave it at that, until they begin to notice shocking similarities to events that occur afterwards. By chance, the simulation had a close enough starting parameter to the reality which it occured in, that it predicted the future to within a decent percentage of reality. In an effort to stop the suffering and mass oppression that was predicted to occur, Ortus travels to earth, to attempt to alter the course the timeline seems to be taking.  
Meanwhile, the simulation they started continues to run.</text:a></text:p>
          </table:table-cell>
          <table:table-cell table:style-name="ce19"/>
          <table:table-cell table:style-name="ce19">
            <draw:frame table:end-cell-address="'OLD 0 (Domesdayverse)'.L6" table:end-x="0.2087in" table:end-y="1.6122in" draw:z-index="0" draw:name="image1.jpg" draw:style-name="gr1" draw:text-style-name="P1" svg:width="0.2079in" svg:height="0.2185in" svg:x="0.0008in" svg:y="1.3937in">
              <draw:image xlink:href="Pictures/100000000000064800000649209F38DA1DD73902.jpg" xlink:type="simple" xlink:show="embed" xlink:actuate="onLoad" loext:mime-type="image/jpeg">
                <text:p/>
              </draw:image>
            </draw:frame>
          </table:table-cell>
          <table:table-cell table:style-name="ce39">
            <draw:frame table:end-cell-address="'OLD 0 (Domesdayverse)'.M6" table:end-x="0.135in" table:end-y="1.6122in" draw:z-index="1" draw:name="image2.jpg" draw:style-name="gr1" draw:text-style-name="P1" svg:width="0.135in" svg:height="0.2185in" svg:x="0in" svg:y="1.3937in">
              <draw:image xlink:href="Pictures/100000000000033D00000521D4C666ADB42F009B.jpg" xlink:type="simple" xlink:show="embed" xlink:actuate="onLoad" loext:mime-type="image/jpeg">
                <text:p/>
              </draw:image>
            </draw:frame>
          </table:table-cell>
          <table:table-cell table:style-name="ce42"/>
          <table:table-cell table:number-columns-repeated="3"/>
          <table:table-cell table:style-name="ce11" table:number-columns-repeated="2"/>
          <table:table-cell table:style-name="ce13"/>
          <table:table-cell table:style-name="ce11" office:value-type="string" calcext:value-type="string">
            <text:p>TBD</text:p>
          </table:table-cell>
          <table:table-cell table:style-name="ce56" office:value-type="string" calcext:value-type="string">
            <text:p>Analogue (working title)</text:p>
          </table:table-cell>
          <table:table-cell table:style-name="ce43" office:value-type="string" calcext:value-type="string">
            <text:p>At some point in the Domesdayverse Self-Simulation Chain, where Ortus or whoever takes their place in creating the next simulation, decides that the best course of action to make up for the atrocities they essentially brought into existence by programming that simulation is to create analogue bodies in their universe to place the consciousness of people who suffered the most into. After the fact, they struggle with the idea that these are but copies of doomed souls, and raise moral questions like whether it is okay to delete the simulated individuals, over whether that is murder, and the morality of it all.</text:p>
          </table:table-cell>
          <table:table-cell table:style-name="ce11" table:number-columns-repeated="3"/>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34"/>
          <table:table-cell table:style-name="ce45"/>
          <table:table-cell table:style-name="ce19" table:number-columns-repeated="2"/>
          <table:table-cell table:style-name="ce39"/>
          <table:table-cell table:style-name="ce42"/>
          <table:table-cell table:number-columns-repeated="3"/>
          <table:table-cell table:style-name="ce11" table:number-columns-repeated="2"/>
          <table:table-cell table:style-name="ce13"/>
          <table:table-cell table:style-name="ce11"/>
          <table:table-cell table:number-columns-repeated="2"/>
          <table:table-cell table:style-name="ce11" table:number-columns-repeated="3"/>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34"/>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34"/>
          <table:table-cell table:style-name="ce45"/>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3"/>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8">
          <table:table-cell table:style-name="ce12" table:number-columns-repeated="6"/>
          <table:table-cell table:style-name="ce13"/>
          <table:table-cell table:style-name="ce11" office:value-type="string" calcext:value-type="string">
            <text:p>TBD</text:p>
          </table:table-cell>
          <table:table-cell table:style-name="ce16" office:value-type="string" calcext:value-type="string">
            <text:p>"Carnot's Theorem"</text:p>
          </table:table-cell>
          <table:table-cell table:style-name="ce18" office:value-type="string" calcext:value-type="string">
            <text:p>Someone driving their car suddenly realizes the gas level isn't going down.</text:p>
          </table:table-cell>
          <table:table-cell/>
          <table:table-cell table:style-name="ce19"/>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3">
          <table:table-cell table:number-columns-repeated="3"/>
          <table:table-cell table:style-name="ce11" table:number-columns-repeated="3"/>
          <table:table-cell table:style-name="ce13"/>
          <table:table-cell table:style-name="ce11" office:value-type="string" calcext:value-type="string">
            <text:p>TBD</text:p>
          </table:table-cell>
          <table:table-cell table:style-name="ce16" office:value-type="string" calcext:value-type="string">
            <text:p>Domesday II</text:p>
          </table:table-cell>
          <table:table-cell table:style-name="ce18" office:value-type="string" calcext:value-type="string">
            <text:p>Seth &amp; Max travel together in Max's car, before Seth departs to meet up with his old friend Edith, gathering supplies from him, and then meeting Max back up at a predetermined place. When he gets there, though, Max's car is abandoned, leading Seth to search for him.</text:p>
          </table:table-cell>
          <table:table-cell table:style-name="ce19"/>
          <table:table-cell table:style-name="ce51" table:number-columns-spanned="1" table:number-rows-spanned="5"/>
          <table:table-cell table:style-name="ce52" table:number-columns-spanned="1" table:number-rows-spanned="5"/>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3">
          <table:table-cell table:style-name="ce11" table:number-columns-repeated="6"/>
          <table:table-cell table:style-name="ce13"/>
          <table:table-cell table:style-name="ce11" office:value-type="float" office:value="2017" calcext:value-type="float">
            <text:p>2017</text:p>
          </table:table-cell>
          <table:table-cell table:style-name="ce35" office:value-type="string" calcext:value-type="string">
            <text:p><text:a xlink:href="http://tinyurl.com/domesday925" xlink:type="simple">Domesday I</text:a></text:p>
          </table:table-cell>
          <table:table-cell table:style-name="ce18" office:value-type="string" calcext:value-type="string">
            <text:p>A man named Maxwell, living in his car, stumbles upon the catalyst for humanity's jump to space: a magnetic messaging device cobbled together from scrap electronics, which summons a spaceship traversing through hyperspace overhead at the very moment of its initialization.</text:p>
          </table:table-cell>
          <table:table-cell table:style-name="ce19"/>
          <table:covered-table-cell table:number-columns-repeated="2"/>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45"/>
          <table:table-cell table:style-name="ce19"/>
          <table:covered-table-cell table:number-columns-repeated="2"/>
          <table:table-cell table:style-name="ce29"/>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18"/>
          <table:table-cell table:style-name="ce19"/>
          <table:covered-table-cell table:number-columns-repeated="2"/>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9">
          <table:table-cell table:style-name="ce11" table:number-columns-repeated="6"/>
          <table:table-cell table:style-name="ce13"/>
          <table:table-cell table:style-name="ce11" office:value-type="float" office:value="2020" calcext:value-type="float">
            <text:p>2020</text:p>
          </table:table-cell>
          <table:table-cell table:style-name="ce36" office:value-type="string" calcext:value-type="string">
            <text:p><text:a xlink:href="https://docs.google.com/presentation/d/1ZqKwY037Twc2l5zWh030yJjhOJI4u8MwVs9xR3s9EZc/edit?usp=sharing" xlink:type="simple">128^2</text:a></text:p>
          </table:table-cell>
          <table:table-cell table:style-name="ce18" office:value-type="string" calcext:value-type="string">
            <text:p>Two friends (Wonky &amp; Square) grueling through capitalism together, presented in the form of sporadically-written pixel art comics and other mediums of visual art.</text:p>
          </table:table-cell>
          <table:table-cell table:style-name="ce19"/>
          <table:covered-table-cell table:number-columns-repeated="2"/>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45"/>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2">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office:value-type="float" office:value="2050" calcext:value-type="float">
            <text:p>2050</text:p>
          </table:table-cell>
          <table:table-cell table:style-name="ce16" office:value-type="string" calcext:value-type="string">
            <text:p>"Love Song (2050)"</text:p>
          </table:table-cell>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3">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Love Song 1</text:p>
          </table:table-cell>
          <table:table-cell table:style-name="ce18" office:value-type="string" calcext:value-type="string">
            <text:p>After the US collapses following the depletion of oil, the remaining populous splits into a loose civil war, the eastern side is anarchist and the western side is generally pro state: the Anarchists and the Statists.  Love Song is divided into three parts.  </text:p>
            <text:p>Part 1:                                                                                                                                                                     - A nomad, Pearson, decides to pick up and begin to walk East from his small town of Upton, Wyoming  - On his way East, he passes by various interesting places, including a cabin on a lake in Minnesota, which he finds disused, locates a key hidden under a doormat, and respectfully rests within while writing in his journal. - While passing by cornfields around harvest season, he takes a few stalks of corn and roasts them on a spit over a fire. - During his pilgrimage he discovers that the US has dissolved into post-society after he stumbles upon a small merchant town set up on an unused highway. This also reveals that highways, having fallen into disuse due to the scarcity of gasoline, now serve as roads for pilgrims to walk upon and thus have developed some small merchant stands beneath underpasses.     </text:p>
          </table:table-cell>
          <table:table-cell table:style-name="ce19" table:number-columns-repeated="2"/>
          <table:table-cell table:style-name="ce39"/>
          <table:table-cell table:style-name="ce42"/>
          <table:table-cell table:number-columns-repeated="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8">
          <table:table-cell table:style-name="ce11" table:number-columns-repeated="6"/>
          <table:table-cell table:style-name="ce13"/>
          <table:table-cell table:style-name="ce11" office:value-type="string" calcext:value-type="string">
            <text:p>TBD</text:p>
          </table:table-cell>
          <table:table-cell table:style-name="ce16" office:value-type="string" calcext:value-type="string">
            <text:p>"Baker"</text:p>
          </table:table-cell>
          <table:table-cell table:style-name="ce46" office:value-type="string" calcext:value-type="string">
            <text:p>- After the structure of society collapses, there occurs a de-occupation of most businesses, so one young man seizes the opportunity to take over downtown Saint Charles, Illinois, where he occupies the historic Hotel Baker and fixes its old decommissioned underground water wheel to operate independent of the power grid. In an act of political tact, he blows up all the bridges spanning the river except for one, on which he taxes crossers in food and coin. - By the time his reign is established with various archival efforts to obtain a safekeeping of every important history book and textbooks, only the shops who source local farmer produce have opened back up under a new bartering system, and currency starts to lose value in the east (The majority of which is Anarchist occupied land) - Nearby government buildings no longer in use due to the Anarchist occupation of the area are now dedicated to careful copying and archival of history books, math textbooks, and science and physics textbooks, as well as any other books which are gathered from abandoned bookstores and thrift stores.</text:p>
          </table:table-cell>
          <table:table-cell table:style-name="ce19" table:number-columns-repeated="2"/>
          <table:table-cell table:style-name="ce39"/>
          <table:table-cell table:style-name="ce42"/>
          <table:table-cell table:style-name="ce11" table:number-columns-repeated="2"/>
          <table:table-cell/>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20">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Love Song 2</text:p>
          </table:table-cell>
          <table:table-cell table:style-name="ce18" office:value-type="string" calcext:value-type="string">
            <text:p>Part 2:</text:p>
            <text:p/>
            <text:p>- A band of Bicycle vagrants travels up from the South and into Saint Charles, but one of the vagrants, Atticus, decides to rest for a while at The Baker.</text:p>
            <text:p>- One of the right hand men working with the guy who took over Hotel Baker starts getting unsettled from his behavior regarding the taxation of the bridge crossers and his treatment of the young monks being taught to copy books and seal them in tombs, so he begins an interior conspiracy (along with Atticus).                                                                                                                                                                                                  - Atticus accidentally loses his bike to the river, and decides to stay</text:p>
          </table:table-cell>
          <table:table-cell table:style-name="ce19" table:number-columns-repeated="2"/>
          <table:table-cell table:style-name="ce39"/>
          <table:table-cell table:style-name="ce42"/>
          <table:table-cell table:style-name="ce11" table:number-columns-repeated="2"/>
          <table:table-cell/>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4">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Love Song 3</text:p>
          </table:table-cell>
          <table:table-cell table:style-name="ce18" office:value-type="string" calcext:value-type="string">
            <text:p>Part 3:</text:p>
            <text:p>[This part takes place chronologically before Part 2.]</text:p>
            <text:p>- Two bicycle nomads, Atticus and Mason, study higher mathematics from antique books while riding north from Texas.</text:p>
            <text:p>- They’re on the verge of a mathematic breakthrough regarding the cyclic nature of living sysems, but cannot realize it due to their minds clouded by collectively repressed romantic feelings for each other.</text:p>
            <text:p>- Mason wants to venture west to the desert in Utah, but Atticus refuses, and after a fight they split up in a mutual sadness.</text:p>
            <text:p>- On his way to Saint Charles, Atticus observes two trees growing towards eachother in a backroad in Old Elgin, almost forming what seems like a large wooded gate, but not quite touching. </text:p>
            <text:p/>
          </table:table-cell>
          <table:table-cell table:style-name="ce19"/>
          <table:table-cell table:style-name="ce19">
            <draw:frame table:end-cell-address="'OLD 0 (Domesdayverse)'.L25" table:end-x="0.1776in" table:end-y="1.3547in" draw:z-index="2" draw:name="image3.png" draw:style-name="gr1" draw:text-style-name="P1" svg:width="0.1768in" svg:height="0.2185in" svg:x="0.0008in" svg:y="1.1362in">
              <draw:image xlink:href="Pictures/10000201000004D4000005E129602BED0E42ADA8.png" xlink:type="simple" xlink:show="embed" xlink:actuate="onLoad" loext:mime-type="image/png">
                <text:p/>
              </draw:image>
            </draw:frame>
          </table:table-cell>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21">
          <table:table-cell table:style-name="ce12"/>
          <table:table-cell table:style-name="ce16"/>
          <table:table-cell table:style-name="ce18"/>
          <table:table-cell table:style-name="ce11" table:number-columns-repeated="3"/>
          <table:table-cell table:style-name="ce13"/>
          <table:table-cell table:style-name="ce11" office:value-type="string" calcext:value-type="string">
            <text:p>TBD </text:p>
          </table:table-cell>
          <table:table-cell table:style-name="ce37" office:value-type="string" calcext:value-type="string">
            <text:p>"Housing"</text:p>
          </table:table-cell>
          <table:table-cell table:style-name="ce18" office:value-type="string" calcext:value-type="string">
            <text:p>Volantran officials report the breaching of Earth's civilization into spacefaring status, leading to the Volantran Officials for Colonization And Construction (VOCaC) to delegate Earth as the next target for expansion of the Volantran Interior. Arriving sometime after the events of Love Song, Volantran officials confer with Earth officials (vague) and design a temporary measure (Seven housing grid) to produce workers and create Interior. Backlash occurs, but any instance of the germination of war is quelled by the superior technology of Volantra, and a majority of humanity is contented with the Volantran architectural construction (satiated by propaganda, and a promise of a new normalcy to be found after the many years of war between Anarchists &amp; Statists, and disorder en masse.) </text:p>
            <text:p/>
            <text:p>Later on in the construction of the Volantran Interior, workers are produced by genetic programming and accelerated to a mature state of age, before being placed in a small apartment and left to awaken for the first time and begin construction and maintenance work, having learned by programming all they need to know for it. However, in "Housing," the main character's programming fails, and they awake with no knowledge but language and instinctual and genetic memories.</text:p>
            <text:p/>
          </table:table-cell>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8">
          <table:table-cell table:style-name="ce12" office:value-type="float" office:value="2007" calcext:value-type="float">
            <text:p>2007</text:p>
          </table:table-cell>
          <table:table-cell table:style-name="ce16" office:value-type="string" calcext:value-type="string">
            <text:p>Healing of The World </text:p>
          </table:table-cell>
          <table:table-cell table:style-name="ce18" office:value-type="string" calcext:value-type="string">
            <text:p>(non-canon / non-real)</text:p>
          </table:table-cell>
          <table:table-cell table:style-name="ce11" table:number-columns-repeated="3"/>
          <table:table-cell table:style-name="ce13"/>
          <table:table-cell table:number-columns-repeated="2"/>
          <table:table-cell table:style-name="ce45"/>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22">
          <table:table-cell table:style-name="ce11" table:number-columns-repeated="2"/>
          <table:table-cell table:style-name="ce18"/>
          <table:table-cell table:style-name="ce11" table:number-columns-repeated="3"/>
          <table:table-cell table:style-name="ce13"/>
          <table:table-cell table:style-name="ce11" office:value-type="string" calcext:value-type="string">
            <text:p>TBD</text:p>
          </table:table-cell>
          <table:table-cell table:style-name="ce16" office:value-type="string" calcext:value-type="string">
            <text:p>Free</text:p>
          </table:table-cell>
          <table:table-cell table:style-name="ce18" office:value-type="string" calcext:value-type="string">
            <text:p>A scientist developing a colonizing rover for Mars, right before finishing up her work on the machine, discovers that it is being used to prepare Mars for human occupation by wealthy elite, in order to escape climate change on Earth, which will be abandoned. Mortified, she reprograms the craft to appear to have a misfire while above Earth's atmosphere, when in actuality it will wait until it is no longer monitored by radio signal, and then land in a desert at the equator and begin using its colonization preperation apparati to create a more liveable surface on the hottest section of Earth.</text:p>
          </table:table-cell>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23">
          <table:table-cell table:style-name="ce11" office:value-type="float" office:value="2012" calcext:value-type="float">
            <text:p>2012</text:p>
          </table:table-cell>
          <table:table-cell table:style-name="ce17" office:value-type="string" calcext:value-type="string">
            <text:p>Mita and The Bicycle</text:p>
          </table:table-cell>
          <table:table-cell table:style-name="ce18" office:value-type="string" calcext:value-type="string">
            <text:p>[WIP] An orange tabby cat named Mita, aged 9, finds a bicycle in the bank of a river with his ferret friend Clay, and together they search for its owner.</text:p>
          </table:table-cell>
          <table:table-cell table:style-name="ce11" table:number-columns-repeated="3"/>
          <table:table-cell table:style-name="ce13"/>
          <table:table-cell table:style-name="ce11" office:value-type="string" calcext:value-type="string">
            <text:p>TBD</text:p>
          </table:table-cell>
          <table:table-cell table:style-name="ce16" office:value-type="string" calcext:value-type="string">
            <text:p>Illumination</text:p>
          </table:table-cell>
          <table:table-cell table:style-name="ce18" office:value-type="string" calcext:value-type="string">
            <text:p>- Mason, having made it to the Grand Staircase Escalante in Utah, runs out of water and, falling to the ground after realizing the solution to the problem he and Atticus were tacklng, carves the equation and graph with fervor into a stone using a knife, before dying of dehydration under the scorching sun.</text:p>
            <text:p/>
            <text:p/>
          </table:table-cell>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24">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Deer"</text:p>
          </table:table-cell>
          <table:table-cell table:style-name="ce18" office:value-type="string" calcext:value-type="string">
            <text:p>A Statist man living on an inter-continental bridge between Alaska and Russia hunts Anarchists for sport, before a particularly intriguing individual seeks refuge in his home.</text:p>
          </table:table-cell>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24">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400 PPM</text:p>
          </table:table-cell>
          <table:table-cell table:style-name="ce18" office:value-type="string" calcext:value-type="string">
            <text:p>The scientist from Free, known as Rads, begins a pilgrimage to Africa with her partners, to ensure her plan involving the Free rover was successful. Their paths diverge and cross with a statist man, causing issues.</text:p>
          </table:table-cell>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2">
          <table:table-cell table:style-name="ce11" table:number-columns-repeated="6"/>
          <table:table-cell table:style-name="ce13"/>
          <table:table-cell table:number-columns-repeated="2"/>
          <table:table-cell table:style-name="ce45"/>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25">
          <table:table-cell table:style-name="ce11" table:number-columns-repeated="6"/>
          <table:table-cell table:style-name="ce13"/>
          <table:table-cell table:style-name="ce11"/>
          <table:table-cell table:style-name="ce19"/>
          <table:table-cell table:style-name="ce45"/>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2">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3">
          <table:table-cell table:style-name="ce11" table:number-columns-repeated="6"/>
          <table:table-cell table:style-name="ce13"/>
          <table:table-cell table:number-columns-repeated="2"/>
          <table:table-cell table:style-name="ce45"/>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45"/>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3">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3"/>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number-columns-repeated="3"/>
          <table:table-cell table:style-name="ce11" table:number-columns-repeated="3"/>
          <table:table-cell table:style-name="ce13"/>
          <table:table-cell table:number-columns-repeated="3"/>
          <table:table-cell table:style-name="ce19" table:number-columns-repeated="2"/>
          <table:table-cell table:style-name="ce39"/>
          <table:table-cell table:style-name="ce42"/>
          <table:table-cell table:number-columns-repeated="3"/>
          <table:table-cell table:style-name="ce11" table:number-columns-repeated="2"/>
          <table:table-cell table:style-name="ce13"/>
          <table:table-cell table:number-columns-repeated="3"/>
          <table:table-cell table:style-name="ce11" table:number-columns-repeated="3"/>
          <table:table-cell table:style-name="ce13"/>
          <table:table-cell table:style-name="ce11" table:number-columns-repeated="8"/>
          <table:table-cell table:number-columns-repeated="989"/>
        </table:table-row>
        <table:table-row table:style-name="ro26">
          <table:table-cell table:style-name="ce11" table:number-columns-repeated="2"/>
          <table:table-cell/>
          <table:table-cell table:style-name="ce11" table:number-columns-repeated="3"/>
          <table:table-cell table:style-name="ce13"/>
          <table:table-cell table:style-name="ce11" office:value-type="string" calcext:value-type="string">
            <text:p>TBD</text:p>
          </table:table-cell>
          <table:table-cell table:style-name="ce37" office:value-type="string" calcext:value-type="string">
            <text:p>Sweeper</text:p>
          </table:table-cell>
          <table:table-cell table:style-name="ce18" office:value-type="string" calcext:value-type="string">
            <text:p>A street sweeper named Bill Ruthford lives in the capitalist portion of the war divided US. He goes for a walk after work one day, observing all the details of his town, Lily Hill. Through a series of unfortunate events, however, he becomes entrapped in a refuse incineration chamber, and must do unspeakable things to survive. </text:p>
          </table:table-cell>
          <table:table-cell table:style-name="ce19" table:number-columns-repeated="2"/>
          <table:table-cell table:style-name="ce39"/>
          <table:table-cell table:style-name="ce42"/>
          <table:table-cell table:number-columns-repeated="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9">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Solution</text:p>
          </table:table-cell>
          <table:table-cell table:style-name="ce43" office:value-type="string" calcext:value-type="string">
            <text:p>A man working as a microbiologist realizes humanity's true effects on Earth's ecosystem, and decides humanity must fall. </text:p>
          </table:table-cell>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2"/>
          <table:table-cell table:style-name="ce45"/>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45"/>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2">
          <table:table-cell table:style-name="ce11" table:number-columns-repeated="6"/>
          <table:table-cell table:style-name="ce13"/>
          <table:table-cell table:style-name="ce11" office:value-type="float" office:value="7777" calcext:value-type="float">
            <text:p>7777</text:p>
          </table:table-cell>
          <table:table-cell table:style-name="ce38" office:value-type="string" calcext:value-type="string">
            <text:p><text:a xlink:href="https://www.wattpad.com/781010630-seven" xlink:type="simple">Seven</text:a></text:p>
          </table:table-cell>
          <table:table-cell table:style-name="ce47" office:value-type="string" calcext:value-type="string">
            <text:p>A young boy is living in a standardized grid of right-triangular skyscrapers for housing humans until suitable for work in space maintaining superstructural simulators, living spaces, waging war, or upkeep of food production. He has a knack for computer systems and mechanical devices, and sneaks out to collect ancient relics from ruins and caves to study and repair them. He is building a network of computer infrastructure to allow neighboring kids to communicate with him by means of cables through broken windows and wireless mesh networks.</text:p>
          </table:table-cell>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27">
          <table:table-cell table:style-name="ce11" table:number-columns-repeated="6"/>
          <table:table-cell table:style-name="ce13"/>
          <table:table-cell table:style-name="ce11"/>
          <table:table-cell table:style-name="ce19"/>
          <table:table-cell table:style-name="ce45"/>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4">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8">
          <table:table-cell table:style-name="ce11" table:number-columns-repeated="6"/>
          <table:table-cell table:style-name="ce13"/>
          <table:table-cell table:style-name="ce11" office:value-type="string" calcext:value-type="string">
            <text:p>TBD</text:p>
          </table:table-cell>
          <table:table-cell table:style-name="ce37" office:value-type="string" calcext:value-type="string">
            <text:p>Messiah</text:p>
          </table:table-cell>
          <table:table-cell table:style-name="ce44" office:value-type="string" calcext:value-type="string">
            <text:p><text:a xlink:href="#'OLD 0 (Domesdayverse)'.I28:J47" xlink:type="simple">The rover from Free has done its job of constructing concrete living spaces along the equator on the African continent and, after many hundreds of years of disrepair and loss of historical information, tatters of society exist within the closed systems and chaotic cannibalistic behaviour occurs within the many walls. In Messiah, one of the closed systems is revealed to have had a drawing (pictured, right) made upon a laser vaporizor intended for trash removal on Mars, which the inhabitants hail as their Messiah, and bring offerings of human flesh from sickly and dead people. A singular crack appears in the wall, and one human escapes to contemplate the outside world, which harbors heavily speciated animals who are extremely lean and light to cope with extreme temperatures and a lack of plant life.</text:a></text:p>
          </table:table-cell>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4">
          <table:table-cell table:style-name="ce11" table:number-columns-repeated="6"/>
          <table:table-cell table:style-name="ce13"/>
          <table:table-cell table:style-name="ce11" office:value-type="string" calcext:value-type="string">
            <text:p>TBD</text:p>
          </table:table-cell>
          <table:table-cell table:style-name="ce16" office:value-type="string" calcext:value-type="string">
            <text:p>Concatenation </text:p>
            <text:p>(working title)</text:p>
          </table:table-cell>
          <table:table-cell table:style-name="ce18" office:value-type="string" calcext:value-type="string">
            <text:p>Here are two things that happen between Free and Messiah. </text:p>
            <text:p>1. High class individuals on Earth create backup copies of their conciousness and board ships with them and pillaged Earth artifacts, (including the disabled Free Rover,) to journey outward to other planets, after anticipating the death of their own.</text:p>
            <text:p/>
            <text:p>2. One of the afformentioned ships, maintained by workers who are cloned from a master template when they die, has a computational error which results in the decay of its upper class owners' bodies as their stasis fails. The clones, now free after discovering this, grapple with problems- what does it mean to be alive? What should one seek out in life? What is it to have meaning? Is happiness all we need?</text:p>
            <text:p/>
            <text:p/>
          </table:table-cell>
          <table:table-cell table:style-name="ce19"/>
          <table:table-cell/>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39"/>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45"/>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3"/>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4">
          <table:table-cell table:style-name="ce11" table:number-columns-repeated="6"/>
          <table:table-cell table:style-name="ce13"/>
          <table:table-cell table:style-name="ce11" office:value-type="string" calcext:value-type="string">
            <text:p>TBD</text:p>
          </table:table-cell>
          <table:table-cell table:style-name="ce40" office:value-type="string" calcext:value-type="string">
            <text:p><text:a xlink:href="https://t.co/57I9YXUdrH" xlink:type="simple">Byronic</text:a></text:p>
          </table:table-cell>
          <table:table-cell table:style-name="ce44" office:value-type="string" calcext:value-type="string">
            <text:p><text:a xlink:href="#'OLD 0 (Domesdayverse)'.I51:J52" xlink:type="simple">An individual living in the tower structures from Seven constructs a Machine to replace all existence with itself.</text:a></text:p>
          </table:table-cell>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number-columns-repeated="2"/>
          <table:table-cell table:style-name="ce45"/>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23">
          <table:table-cell table:number-columns-repeated="6"/>
          <table:table-cell table:style-name="ce29"/>
          <table:table-cell table:style-name="ce30" office:value-type="string" calcext:value-type="string">
            <text:p>TBD</text:p>
          </table:table-cell>
          <table:table-cell table:style-name="ce41" office:value-type="string" calcext:value-type="string">
            <text:p>Perpetuum / The End of Electronics</text:p>
          </table:table-cell>
          <table:table-cell table:style-name="ce45" office:value-type="string" calcext:value-type="string">
            <text:p>People from the Concatenation ship, with the aid of the Free rover, construct a free-floating structure in the vaccuum of space, which eventually evolves to contain the non-euclidean interior of all things operative in the merging realms of meatspace and simulation. Humankind beats entropy and determines they are within a simulation. Reduplication exit -&gt; Timeline 2 (Recursive Matrioshka Brain Universe Reduplication Limit)</text:p>
          </table:table-cell>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24">
          <table:table-cell table:number-columns-repeated="6"/>
          <table:table-cell table:style-name="ce29"/>
          <table:table-cell table:style-name="ce11" office:value-type="string" calcext:value-type="string">
            <text:p>TBD</text:p>
          </table:table-cell>
          <table:table-cell table:style-name="ce40" office:value-type="string" calcext:value-type="string">
            <text:p><text:a xlink:href="https://archiveofourown.org/works/29052858" xlink:type="simple">Not Much</text:a></text:p>
          </table:table-cell>
          <table:table-cell table:style-name="ce18" office:value-type="string" calcext:value-type="string">
            <text:p>Living in the computational age, where all meaningful matter remaining is black, people living within the simulators can rent a few moments peeking into the world above utilizing disused maintenance viewports</text:p>
          </table:table-cell>
          <table:table-cell table:style-name="ce19" office:value-type="string" calcext:value-type="string">
            <text:p>Iteration 1 --&gt;</text:p>
          </table:table-cell>
          <table:table-cell table:style-name="ce19"/>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6">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3" table:number-columns-repeated="8"/>
          <table:table-cell table:style-name="ce42"/>
          <table:table-cell table:style-name="ce48"/>
          <table:table-cell table:style-name="ce42" table:number-columns-repeated="4"/>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49" office:value-type="string" calcext:value-type="string" table:number-columns-spanned="1" table:number-rows-spanned="4">
            <text:p>Unplaceable / Non-canon</text:p>
          </table:table-cell>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covered-table-cell table:style-name="ce50"/>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covered-table-cell table:style-name="ce50"/>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covered-table-cell table:style-name="ce50"/>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4">
          <table:table-cell table:style-name="ce11" table:number-columns-repeated="6"/>
          <table:table-cell table:style-name="ce13"/>
          <table:table-cell table:style-name="ce11"/>
          <table:table-cell table:style-name="ce40" office:value-type="string" calcext:value-type="string">
            <text:p><text:a xlink:href="https://archiveofourown.org/works/28387695" xlink:type="simple">One</text:a></text:p>
          </table:table-cell>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9">
          <table:table-cell table:style-name="ce11" table:number-columns-repeated="6"/>
          <table:table-cell table:style-name="ce13"/>
          <table:table-cell table:style-name="ce11"/>
          <table:table-cell table:style-name="ce19"/>
          <table:table-cell table:style-name="ce18" office:value-type="string" calcext:value-type="string">
            <text:p>An individual, guided by a formless voice, peruses endlessly all media created by intelligent life in order to discover the genuine form of Oneness.</text:p>
          </table:table-cell>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 table:number-rows-repeated="969">
          <table:table-cell table:style-name="ce11" table:number-columns-repeated="6"/>
          <table:table-cell table:style-name="ce13"/>
          <table:table-cell table:style-name="ce11"/>
          <table:table-cell table:style-name="ce19"/>
          <table:table-cell table:style-name="ce18"/>
          <table:table-cell table:style-name="ce19" table:number-columns-repeated="2"/>
          <table:table-cell table:style-name="ce39"/>
          <table:table-cell table:style-name="ce42"/>
          <table:table-cell table:style-name="ce11" table:number-columns-repeated="2"/>
          <table:table-cell table:style-name="ce43"/>
          <table:table-cell table:style-name="ce11" table:number-columns-repeated="2"/>
          <table:table-cell table:style-name="ce13"/>
          <table:table-cell table:style-name="ce11" table:number-columns-repeated="6"/>
          <table:table-cell table:style-name="ce13"/>
          <table:table-cell table:style-name="ce11" table:number-columns-repeated="8"/>
          <table:table-cell table:number-columns-repeated="989"/>
        </table:table-row>
        <table:table-row table:style-name="ro15" table:number-rows-repeated="1047527">
          <table:table-cell table:number-columns-repeated="1024"/>
        </table:table-row>
        <table:table-row table:style-name="ro15">
          <table:table-cell table:number-columns-repeated="1024"/>
        </table:table-row>
        <calcext:conditional-formats>
          <calcext:conditional-format calcext:target-range-address="'OLD 0 (Domesdayverse)'.C1:'OLD 0 (Domesdayverse)'.C2 'OLD 0 (Domesdayverse)'.J1:'OLD 0 (Domesdayverse)'.J2 'OLD 0 (Domesdayverse)'.A4:'OLD 0 (Domesdayverse)'.P4 'OLD 0 (Domesdayverse)'.J4:'OLD 0 (Domesdayverse)'.J6 'OLD 0 (Domesdayverse)'.J8:'OLD 0 (Domesdayverse)'.J8 'OLD 0 (Domesdayverse)'.J11:'OLD 0 (Domesdayverse)'.J13 'OLD 0 (Domesdayverse)'.J15:'OLD 0 (Domesdayverse)'.J16 'OLD 0 (Domesdayverse)'.J18:'OLD 0 (Domesdayverse)'.J26 'OLD 0 (Domesdayverse)'.C26:'OLD 0 (Domesdayverse)'.C29 'OLD 0 (Domesdayverse)'.J28:'OLD 0 (Domesdayverse)'.J31 'OLD 0 (Domesdayverse)'.J35:'OLD 0 (Domesdayverse)'.J36 'OLD 0 (Domesdayverse)'.J41:'OLD 0 (Domesdayverse)'.J43 'OLD 0 (Domesdayverse)'.J46:'OLD 0 (Domesdayverse)'.J47 'OLD 0 (Domesdayverse)'.J50:'OLD 0 (Domesdayverse)'.J51 'OLD 0 (Domesdayverse)'.J53:'OLD 0 (Domesdayverse)'.J59 'OLD 0 (Domesdayverse)'.J62:'OLD 0 (Domesdayverse)'.J62 'OLD 0 (Domesdayverse)'.J65:'OLD 0 (Domesdayverse)'.J1048 'OLD 0 (Domesdayverse)'.Q1:'OLD 0 (Domesdayverse)'.Q2 'OLD 0 (Domesdayverse)'.Q4:'OLD 0 (Domesdayverse)'.Q5 'OLD 0 (Domesdayverse)'.R4:'OLD 0 (Domesdayverse)'.S4 'OLD 0 (Domesdayverse)'.U4:'OLD 0 (Domesdayverse)'.Y4 'OLD 0 (Domesdayverse)'.W6:'OLD 0 (Domesdayverse)'.W6 'OLD 0 (Domesdayverse)'.Q8:'OLD 0 (Domesdayverse)'.Q21 'OLD 0 (Domesdayverse)'.Q25:'OLD 0 (Domesdayverse)'.Q44 'OLD 0 (Domesdayverse)'.Q47:'OLD 0 (Domesdayverse)'.Q1048">
            <calcext:condition calcext:apply-style-name="ConditionalStyle_1" calcext:value="formula-is(LEN(TRIM([.A1]))&gt;0)" calcext:base-cell-address="'OLD 0 (Domesdayverse)'.A1"/>
          </calcext:conditional-format>
          <calcext:conditional-format calcext:target-range-address="'OLD 0 (Domesdayverse)'.P3:'OLD 0 (Domesdayverse)'.R3 'OLD 0 (Domesdayverse)'.U3:'OLD 0 (Domesdayverse)'.U3">
            <calcext:condition calcext:apply-style-name="ConditionalStyle_2" calcext:value="formula-is(LEN(TRIM([.P3]))&gt;0)" calcext:base-cell-address="'OLD 0 (Domesdayverse)'.P3"/>
          </calcext:conditional-format>
        </calcext:conditional-formats>
      </table:table>
      <table:table table:name="OLD i" table:style-name="ta3">
        <office:forms form:automatic-focus="false" form:apply-design-mode="false"/>
        <table:table-column table:style-name="co7" table:number-columns-repeated="2" table:default-cell-style-name="Default"/>
        <table:table-column table:style-name="co29" table:default-cell-style-name="Default"/>
        <table:table-column table:style-name="co7" table:number-columns-repeated="3" table:default-cell-style-name="Default"/>
        <table:table-column table:style-name="co30" table:default-cell-style-name="Default"/>
        <table:table-column table:style-name="co7" table:number-columns-repeated="57" table:default-cell-style-name="Default"/>
        <table:table-row table:style-name="ro28">
          <table:table-cell table:style-name="ce7" office:value-type="string" calcext:value-type="string">
            <text:p>Finished</text:p>
          </table:table-cell>
          <table:table-cell table:style-name="ce14" office:value-type="string" calcext:value-type="string">
            <text:p>Being Written</text:p>
          </table:table-cell>
          <table:table-cell table:style-name="ce20" office:value-type="string" calcext:value-type="string">
            <text:p><text:span text:style-name="T5">WARNING!!!</text:span></text:p>
            <text:p><text:span text:style-name="T3">This document contains mentions of death, and many, many spoilers for each of the stories which are described.</text:span></text:p>
          </table:table-cell>
          <table:table-cell table:style-name="ce62" office:value-type="string" calcext:value-type="string">
            <text:p><text:a xlink:href="https://twitter.com/Swabilliant" xlink:type="simple">Twitter

Instagram

Youtube</text:a></text:p>
          </table:table-cell>
          <table:table-cell table:style-name="ce19"/>
          <table:table-cell table:style-name="ce39"/>
          <table:table-cell table:style-name="ce29"/>
          <table:table-cell table:number-columns-repeated="57"/>
        </table:table-row>
        <table:table-row table:style-name="ro1">
          <table:table-cell table:style-name="ce8" office:value-type="string" calcext:value-type="string">
            <text:p>Planned Only</text:p>
          </table:table-cell>
          <table:table-cell table:style-name="ce15" office:value-type="string" calcext:value-type="string">
            <text:p>Hiatus</text:p>
          </table:table-cell>
          <table:table-cell table:style-name="ce20"/>
          <table:table-cell table:style-name="ce19" table:number-columns-repeated="2"/>
          <table:table-cell table:style-name="ce39"/>
          <table:table-cell table:style-name="ce29"/>
          <table:table-cell table:number-columns-repeated="57"/>
        </table:table-row>
        <table:table-row table:style-name="ro29">
          <table:table-cell table:style-name="ce69" office:value-type="string" calcext:value-type="string" table:number-columns-spanned="5" table:number-rows-spanned="1">
            <text:p>i</text:p>
          </table:table-cell>
          <table:covered-table-cell table:number-columns-repeated="4"/>
          <table:table-cell table:style-name="ce39"/>
          <table:table-cell table:style-name="ce29"/>
          <table:table-cell table:number-columns-repeated="57"/>
        </table:table-row>
        <table:table-row table:style-name="ro24">
          <table:table-cell table:style-name="ce117" office:value-type="string" calcext:value-type="string">
            <text:p>YEAR</text:p>
          </table:table-cell>
          <table:table-cell table:style-name="ce117" office:value-type="string" calcext:value-type="string">
            <text:p>TITLE</text:p>
          </table:table-cell>
          <table:table-cell table:style-name="ce120" office:value-type="string" calcext:value-type="string">
            <text:p>DESC.</text:p>
          </table:table-cell>
          <table:table-cell table:style-name="ce117" office:value-type="string" calcext:value-type="string">
            <text:p>Addt'l Events (Non story)</text:p>
          </table:table-cell>
          <table:table-cell table:style-name="ce63" office:value-type="string" calcext:value-type="string" table:number-columns-spanned="2" table:number-rows-spanned="1">
            <text:p>Supplemental Image(s)</text:p>
          </table:table-cell>
          <table:covered-table-cell table:style-name="ce64"/>
          <table:table-cell table:style-name="ce29"/>
          <table:table-cell table:number-columns-repeated="57"/>
        </table:table-row>
        <table:table-row table:style-name="ro1">
          <table:table-cell table:number-columns-repeated="6"/>
          <table:table-cell table:style-name="ce29"/>
          <table:table-cell table:number-columns-repeated="57"/>
        </table:table-row>
        <table:table-row table:style-name="ro1">
          <table:table-cell table:style-name="ce30" office:value-type="string" calcext:value-type="string">
            <text:p>Origin</text:p>
          </table:table-cell>
          <table:table-cell table:style-name="ce58" office:value-type="string" calcext:value-type="string">
            <text:p>"Logic"</text:p>
          </table:table-cell>
          <table:table-cell table:style-name="ce30" office:value-type="string" calcext:value-type="string">
            <text:p>Origin of Universe i. (Mythos)</text:p>
          </table:table-cell>
          <table:table-cell table:number-columns-repeated="3"/>
          <table:table-cell table:style-name="ce29"/>
          <table:table-cell table:number-columns-repeated="57"/>
        </table:table-row>
        <table:table-row table:style-name="ro23">
          <table:table-cell table:style-name="ce11" office:value-type="string" calcext:value-type="string">
            <text:p>TBD</text:p>
          </table:table-cell>
          <table:table-cell table:style-name="ce17" office:value-type="string" calcext:value-type="string">
            <text:p>The River</text:p>
          </table:table-cell>
          <table:table-cell table:style-name="ce117" office:value-type="string" calcext:value-type="string">
            <text:p>A wandering vagrant named Devot practicing the newly cultivated power of Reckoning discovers a dark reality hiding beneath the facade of a small fishing town: an evil theurgy is being undergone to permanently contain innocent human souls within books.</text:p>
          </table:table-cell>
          <table:table-cell table:number-columns-repeated="3"/>
          <table:table-cell table:style-name="ce29"/>
          <table:table-cell table:number-columns-repeated="57"/>
        </table:table-row>
        <table:table-row table:style-name="ro1" table:number-rows-repeated="993">
          <table:table-cell table:number-columns-repeated="6"/>
          <table:table-cell table:style-name="ce29"/>
          <table:table-cell table:number-columns-repeated="57"/>
        </table:table-row>
        <table:table-row table:style-name="ro15" table:number-rows-repeated="1047575">
          <table:table-cell table:number-columns-repeated="64"/>
        </table:table-row>
        <table:table-row table:style-name="ro15">
          <table:table-cell table:number-columns-repeated="64"/>
        </table:table-row>
        <calcext:conditional-formats>
          <calcext:conditional-format calcext:target-range-address="'OLD i'.C7:'OLD i'.C7 'OLD i'.A4:'OLD i'.F4">
            <calcext:condition calcext:apply-style-name="ConditionalStyle_1" calcext:value="formula-is(LEN(TRIM([.C7]))&gt;0)" calcext:base-cell-address="'OLD i'.C7"/>
          </calcext:conditional-format>
          <calcext:conditional-format calcext:target-range-address="'OLD i'.C1:'OLD i'.C2 'OLD i'.C4:'OLD i'.C4">
            <calcext:condition calcext:apply-style-name="ConditionalStyle_1" calcext:value="formula-is(LEN(TRIM([.C1]))&gt;0)" calcext:base-cell-address="'OLD i'.C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f3f3f3"/>
      <style:text-properties fo:font-style="italic" fo:font-weight="bold" style:font-style-asian="italic" style:font-weight-asian="bold" style:font-style-complex="italic" style:font-weight-complex="bold"/>
    </style:style>
    <style:style style:name="ConditionalStyle_5f_2" style:display-name="ConditionalStyle_2" style:family="table-cell" style:parent-style-name="Default">
      <style:table-cell-properties fo:background-color="#ffffff"/>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25in" fo:margin-right="0.25in" style:print-page-order="ltr" style:first-page-number="continue" loext: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ltr" style:first-page-number="continue" loext: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1">00/00/0000</text:date>, <text:time style:data-style-name="N2" text:time-value="21:53:06.322077484">00:00:00</text:time></text:p>
        </style:region-right>
      </style:header>
      <style:header-left style:display="false"/>
      <style:footer>
        <text:p>Page <text:page-number>1</text:page-number><text:s/>/ <text:page-count>99</text:page-count></text:p>
      </style:footer>
      <style:footer-left style:display="false"/>
    </style:master-page>
    <style:master-page style:name="PageStyle_5f_plotlines_20__28_newest_29_" style:display-name="PageStyle_plotlines (newest)" style:page-layout-name="Mpm3">
      <style:header style:display="false"/>
      <style:header-left style:display="false"/>
      <style:footer style:display="false"/>
      <style:footer-left style:display="false"/>
    </style:master-page>
    <style:master-page style:name="PageStyle_5f_OLD_20_0_20__28_Domesdayverse_29_" style:display-name="PageStyle_OLD 0 (Domesdayverse)" style:page-layout-name="Mpm4">
      <style:header style:display="false"/>
      <style:header-left style:display="false"/>
      <style:footer style:display="false"/>
      <style:footer-left style:display="false"/>
    </style:master-page>
    <style:master-page style:name="PageStyle_5f_OLD_20_i" style:display-name="PageStyle_OLD i"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21T21:56:46.263056470</dc:date>
    <meta:editing-duration>PT3M39S</meta:editing-duration>
    <meta:editing-cycles>1</meta:editing-cycles>
    <meta:document-statistic meta:table-count="3" meta:cell-count="132" meta:object-count="3"/>
  </office:meta>
</office:document-meta>
</file>